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avid CLM2" svg:font-family="'David CLM'"/>
    <style:font-face style:name="David CLM" svg:font-family="'David CL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1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David CLM" fo:font-size="12pt" fo:font-weight="bold" officeooo:rsid="00bc49ff" officeooo:paragraph-rsid="0033e1a3" style:font-size-asian="12pt" style:font-weight-asian="bold" style:font-name-complex="David CLM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avid CLM" fo:font-size="12pt" fo:font-weight="bold" officeooo:rsid="00c9b2cc" officeooo:paragraph-rsid="0033e1a3" style:font-size-asian="12pt" style:font-weight-asian="bold" style:font-name-complex="David CLM" style:font-size-complex="12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David CLM" fo:font-size="12pt" fo:font-weight="bold" officeooo:rsid="00cda112" officeooo:paragraph-rsid="0035d38a" style:font-size-asian="12pt" style:font-weight-asian="bold" style:font-name-complex="David CLM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David CLM" fo:font-size="12pt" fo:font-weight="bold" officeooo:rsid="00d6b198" officeooo:paragraph-rsid="0035d38a" style:font-size-asian="12pt" style:font-weight-asian="bold" style:font-name-complex="David CLM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David CLM" fo:font-size="12pt" fo:font-weight="bold" officeooo:rsid="00d7ef2c" officeooo:paragraph-rsid="0035d38a" style:font-size-asian="12pt" style:font-weight-asian="bold" style:font-name-complex="David CLM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David CLM" fo:font-size="12pt" fo:font-weight="bold" officeooo:rsid="00379004" officeooo:paragraph-rsid="00379004" style:font-size-asian="12pt" style:font-weight-asian="bold" style:font-name-complex="David CLM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David CLM" fo:font-size="12pt" fo:font-weight="bold" officeooo:rsid="00379004" officeooo:paragraph-rsid="004bc6af" style:font-size-asian="12pt" style:font-weight-asian="bold" style:font-name-complex="David CLM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David CLM" fo:font-size="12pt" fo:font-weight="bold" officeooo:rsid="00b54c60" officeooo:paragraph-rsid="0032b602" style:font-size-asian="12pt" style:font-weight-asian="bold" style:font-name-complex="David CLM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David CLM" fo:font-size="12pt" fo:font-weight="bold" officeooo:rsid="00b54c60" officeooo:paragraph-rsid="0032bf1a" style:font-size-asian="12pt" style:font-weight-asian="bold" style:font-name-complex="David CLM" style:font-size-complex="12pt" style:font-weight-complex="bold"/>
    </style:style>
    <style:style style:name="P10" style:family="paragraph" style:parent-style-name="Standard">
      <style:paragraph-properties fo:text-align="end" style:justify-single-word="false"/>
      <style:text-properties style:font-name="David CLM" fo:font-size="12pt" fo:font-weight="bold" officeooo:rsid="00b95e49" officeooo:paragraph-rsid="0032bf1a" style:font-size-asian="12pt" style:font-weight-asian="bold" style:font-name-complex="David CLM" style:font-size-complex="12pt" style:font-weight-complex="bold"/>
    </style:style>
    <style:style style:name="P11" style:family="paragraph" style:parent-style-name="Standard">
      <style:paragraph-properties fo:text-align="end" style:justify-single-word="false"/>
      <style:text-properties style:font-name="David CLM" fo:font-size="12pt" fo:font-weight="normal" officeooo:rsid="0033e1a3" officeooo:paragraph-rsid="0033e1a3" style:font-size-asian="12pt" style:font-weight-asian="normal" style:font-name-complex="David CLM" style:font-size-complex="12pt" style:font-weight-complex="normal"/>
    </style:style>
    <style:style style:name="P12" style:family="paragraph" style:parent-style-name="Standard">
      <style:paragraph-properties fo:text-align="end" style:justify-single-word="false"/>
      <style:text-properties style:font-name="David CLM" fo:font-size="12pt" fo:font-weight="normal" officeooo:rsid="00343a7e" officeooo:paragraph-rsid="00343a7e" style:font-size-asian="12pt" style:font-weight-asian="normal" style:font-name-complex="David CLM" style:font-size-complex="12pt" style:font-weight-complex="normal"/>
    </style:style>
    <style:style style:name="P13" style:family="paragraph" style:parent-style-name="Standard">
      <style:paragraph-properties fo:text-align="end" style:justify-single-word="false"/>
      <style:text-properties style:font-name="David CLM" fo:font-size="12pt" fo:font-weight="normal" officeooo:rsid="0035d38a" officeooo:paragraph-rsid="0035d38a" style:font-size-asian="12pt" style:font-weight-asian="normal" style:font-name-complex="David CLM" style:font-size-complex="12pt" style:font-weight-complex="normal"/>
    </style:style>
    <style:style style:name="P14" style:family="paragraph" style:parent-style-name="Standard">
      <style:paragraph-properties fo:text-align="end" style:justify-single-word="false"/>
      <style:text-properties style:font-name="David CLM" fo:font-size="12pt" fo:font-weight="normal" officeooo:rsid="00a2ea2b" officeooo:paragraph-rsid="00379004" style:font-size-asian="12pt" style:font-weight-asian="normal" style:font-name-complex="David CLM" style:font-size-complex="12pt" style:font-weight-complex="normal"/>
    </style:style>
    <style:style style:name="P15" style:family="paragraph" style:parent-style-name="Standard">
      <style:paragraph-properties fo:text-align="end" style:justify-single-word="false"/>
      <style:text-properties style:font-name="David CLM" fo:font-size="12pt" fo:font-weight="normal" officeooo:rsid="00299adb" officeooo:paragraph-rsid="00299adb" style:font-size-asian="12pt" style:font-weight-asian="normal" style:font-name-complex="David CLM" style:font-size-complex="12pt" style:font-weight-complex="normal"/>
    </style:style>
    <style:style style:name="P16" style:family="paragraph" style:parent-style-name="Standard">
      <style:paragraph-properties fo:text-align="end" style:justify-single-word="false"/>
      <style:text-properties style:font-name="David CLM" fo:font-size="12pt" fo:font-weight="normal" officeooo:rsid="00299adb" officeooo:paragraph-rsid="002b43f6" style:font-size-asian="12pt" style:font-weight-asian="normal" style:font-name-complex="David CLM" style:font-size-complex="12pt" style:font-weight-complex="normal"/>
    </style:style>
    <style:style style:name="P17" style:family="paragraph" style:parent-style-name="Standard">
      <style:paragraph-properties fo:text-align="end" style:justify-single-word="false"/>
      <style:text-properties style:font-name="David CLM" fo:font-size="12pt" fo:font-weight="normal" officeooo:rsid="002b43f6" officeooo:paragraph-rsid="002b43f6" style:font-size-asian="12pt" style:font-weight-asian="normal" style:font-name-complex="David CLM" style:font-size-complex="12pt" style:font-weight-complex="normal"/>
    </style:style>
    <style:style style:name="P18" style:family="paragraph" style:parent-style-name="Standard">
      <style:paragraph-properties fo:text-align="end" style:justify-single-word="false"/>
      <style:text-properties style:font-name="David CLM" fo:font-size="12pt" fo:font-weight="normal" officeooo:rsid="002f3d11" officeooo:paragraph-rsid="002f3d11" style:font-size-asian="12pt" style:font-weight-asian="normal" style:font-name-complex="David CLM" style:font-size-complex="12pt" style:font-weight-complex="normal"/>
    </style:style>
    <style:style style:name="P19" style:family="paragraph" style:parent-style-name="Standard">
      <style:paragraph-properties fo:text-align="end" style:justify-single-word="false"/>
      <style:text-properties style:font-name="David CLM" fo:font-size="12pt" fo:font-weight="normal" officeooo:rsid="0031b0d8" officeooo:paragraph-rsid="0031b0d8" style:font-size-asian="12pt" style:font-weight-asian="normal" style:font-name-complex="David CLM" style:font-size-complex="12pt" style:font-weight-complex="normal"/>
    </style:style>
    <style:style style:name="P20" style:family="paragraph" style:parent-style-name="Standard">
      <style:paragraph-properties fo:text-align="end" style:justify-single-word="false"/>
      <style:text-properties style:font-name="David CLM" fo:font-size="12pt" fo:font-weight="normal" officeooo:rsid="0032bf1a" officeooo:paragraph-rsid="0032bf1a" style:font-size-asian="12pt" style:font-weight-asian="normal" style:font-name-complex="David CLM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David CLM" fo:font-size="12pt" officeooo:rsid="001f3534" officeooo:paragraph-rsid="001f3534" style:font-size-asian="12pt" style:font-name-complex="David CLM" style:font-size-complex="12pt"/>
    </style:style>
    <style:style style:name="P22" style:family="paragraph" style:parent-style-name="Standard">
      <style:paragraph-properties fo:text-align="end" style:justify-single-word="false"/>
      <style:text-properties style:font-name="David CLM" fo:font-size="12pt" officeooo:rsid="001f3534" officeooo:paragraph-rsid="001f3534" style:font-size-asian="12pt" style:font-name-complex="David CLM" style:font-size-complex="12pt"/>
    </style:style>
    <style:style style:name="P23" style:family="paragraph" style:parent-style-name="Standard">
      <style:paragraph-properties fo:text-align="end" style:justify-single-word="false"/>
      <style:text-properties style:font-name="David CLM" fo:font-size="12pt" officeooo:rsid="00262d3e" officeooo:paragraph-rsid="00262d3e" style:font-size-asian="12pt" style:font-name-complex="David CLM" style:font-size-complex="12pt"/>
    </style:style>
    <style:style style:name="P24" style:family="paragraph" style:parent-style-name="Standard" style:list-style-name="L1">
      <style:paragraph-properties fo:text-align="center" style:justify-single-word="false"/>
      <style:text-properties style:font-name="David CLM" fo:font-size="12pt" fo:font-weight="bold" officeooo:rsid="00258824" officeooo:paragraph-rsid="00258824" style:font-size-asian="12pt" style:font-weight-asian="bold" style:font-name-complex="David CLM" style:font-size-complex="12pt" style:font-weight-complex="bold"/>
    </style:style>
    <style:style style:name="P25" style:family="paragraph" style:parent-style-name="Standard" style:list-style-name="L1">
      <style:paragraph-properties fo:text-align="center" style:justify-single-word="false"/>
      <style:text-properties style:font-name="David CLM" fo:font-size="12pt" fo:font-weight="bold" officeooo:rsid="00345a71" officeooo:paragraph-rsid="00258824" style:font-size-asian="12pt" style:font-weight-asian="bold" style:font-name-complex="David CLM" style:font-size-complex="12pt" style:font-weight-complex="bold"/>
    </style:style>
    <style:style style:name="P26" style:family="paragraph" style:parent-style-name="Standard" style:list-style-name="L1">
      <style:paragraph-properties fo:text-align="center" style:justify-single-word="false"/>
      <style:text-properties style:font-name="David CLM" fo:font-size="12pt" fo:font-weight="bold" officeooo:rsid="0027767d" officeooo:paragraph-rsid="0027767d" style:font-size-asian="12pt" style:font-weight-asian="bold" style:font-name-complex="David CLM" style:font-size-complex="12pt" style:font-weight-complex="bold"/>
    </style:style>
    <style:style style:name="P27" style:family="paragraph" style:parent-style-name="Standard" style:list-style-name="L1">
      <style:paragraph-properties fo:text-align="end" style:justify-single-word="false"/>
      <style:text-properties style:font-name="David CLM" fo:font-size="12pt" fo:font-weight="bold" officeooo:rsid="00230162" officeooo:paragraph-rsid="0027767d" style:font-size-asian="12pt" style:font-weight-asian="bold" style:font-name-complex="David CLM" style:font-size-complex="12pt" style:font-weight-complex="bold"/>
    </style:style>
    <style:style style:name="P28" style:family="paragraph" style:parent-style-name="Standard" style:list-style-name="L1">
      <style:paragraph-properties fo:text-align="center" style:justify-single-word="false"/>
      <style:text-properties style:font-name="David CLM" fo:font-size="12pt" fo:font-weight="bold" officeooo:rsid="00299adb" officeooo:paragraph-rsid="00299adb" style:font-size-asian="12pt" style:font-weight-asian="bold" style:font-name-complex="David CLM" style:font-size-complex="12pt" style:font-weight-complex="bold"/>
    </style:style>
    <style:style style:name="P29" style:family="paragraph" style:parent-style-name="Standard" style:list-style-name="L1">
      <style:paragraph-properties fo:text-align="center" style:justify-single-word="false"/>
      <style:text-properties style:font-name="David CLM" fo:font-size="12pt" fo:font-weight="bold" officeooo:rsid="00299adb" officeooo:paragraph-rsid="002b43f6" style:font-size-asian="12pt" style:font-weight-asian="bold" style:font-name-complex="David CLM" style:font-size-complex="12pt" style:font-weight-complex="bold"/>
    </style:style>
    <style:style style:name="P30" style:family="paragraph" style:parent-style-name="Standard" style:list-style-name="L1">
      <style:paragraph-properties fo:text-align="center" style:justify-single-word="false"/>
      <style:text-properties style:font-name="David CLM" fo:font-size="12pt" fo:font-weight="bold" officeooo:rsid="002f3d11" officeooo:paragraph-rsid="002f3d11" style:font-size-asian="12pt" style:font-weight-asian="bold" style:font-name-complex="David CLM" style:font-size-complex="12pt" style:font-weight-complex="bold"/>
    </style:style>
    <style:style style:name="P31" style:family="paragraph" style:parent-style-name="Standard" style:list-style-name="L1">
      <style:paragraph-properties fo:text-align="center" style:justify-single-word="false"/>
      <style:text-properties style:font-name="David CLM" fo:font-size="12pt" fo:font-weight="bold" officeooo:rsid="00a73a13" officeooo:paragraph-rsid="0031b0d8" style:font-size-asian="12pt" style:font-weight-asian="bold" style:font-name-complex="David CLM" style:font-size-complex="12pt" style:font-weight-complex="bold"/>
    </style:style>
    <style:style style:name="P32" style:family="paragraph" style:parent-style-name="Standard" style:list-style-name="L1">
      <style:paragraph-properties fo:text-align="center" style:justify-single-word="false"/>
      <style:text-properties style:font-name="David CLM" fo:font-size="12pt" fo:font-weight="bold" officeooo:rsid="00ae97fe" officeooo:paragraph-rsid="0031b0d8" style:font-size-asian="12pt" style:font-weight-asian="bold" style:font-name-complex="David CLM" style:font-size-complex="12pt" style:font-weight-complex="bold"/>
    </style:style>
    <style:style style:name="P33" style:family="paragraph" style:parent-style-name="Standard" style:list-style-name="L3">
      <style:paragraph-properties fo:text-align="center" style:justify-single-word="false"/>
      <style:text-properties style:font-name="David CLM" fo:font-size="12pt" fo:font-weight="bold" officeooo:rsid="00b54c60" officeooo:paragraph-rsid="0032bf1a" style:font-size-asian="12pt" style:font-weight-asian="bold" style:font-name-complex="David CLM" style:font-size-complex="12pt" style:font-weight-complex="bold"/>
    </style:style>
    <style:style style:name="P34" style:family="paragraph" style:parent-style-name="Standard" style:list-style-name="L4">
      <style:paragraph-properties fo:text-align="end" style:justify-single-word="false"/>
      <style:text-properties style:font-name="David CLM" fo:font-size="12pt" fo:font-weight="bold" officeooo:rsid="00b7dff8" officeooo:paragraph-rsid="0032bf1a" style:font-size-asian="12pt" style:font-weight-asian="bold" style:font-name-complex="David CLM" style:font-size-complex="12pt" style:font-weight-complex="bold"/>
    </style:style>
    <style:style style:name="P35" style:family="paragraph" style:parent-style-name="Standard" style:list-style-name="L9">
      <style:paragraph-properties fo:text-align="end" style:justify-single-word="false"/>
      <style:text-properties style:font-name="David CLM" fo:font-size="12pt" fo:font-weight="bold" officeooo:rsid="00c9ee0f" officeooo:paragraph-rsid="00343a7e" style:font-size-asian="12pt" style:font-weight-asian="bold" style:font-name-complex="David CLM" style:font-size-complex="12pt" style:font-weight-complex="bold"/>
    </style:style>
    <style:style style:name="P36" style:family="paragraph" style:parent-style-name="Standard" style:list-style-name="L1">
      <style:paragraph-properties fo:text-align="end" style:justify-single-word="false"/>
      <style:text-properties style:font-name="David CLM" fo:font-size="12pt" officeooo:rsid="001f3534" officeooo:paragraph-rsid="001f3534" style:font-size-asian="12pt" style:font-name-complex="David CLM" style:font-size-complex="12pt"/>
    </style:style>
    <style:style style:name="P37" style:family="paragraph" style:parent-style-name="Standard" style:list-style-name="L1">
      <style:paragraph-properties fo:text-align="end" style:justify-single-word="false"/>
      <style:text-properties style:font-name="David CLM" fo:font-size="12pt" officeooo:rsid="00212c15" officeooo:paragraph-rsid="00212c15" style:font-size-asian="12pt" style:font-name-complex="David CLM" style:font-size-complex="12pt"/>
    </style:style>
    <style:style style:name="P38" style:family="paragraph" style:parent-style-name="Standard" style:list-style-name="L1">
      <style:paragraph-properties fo:text-align="end" style:justify-single-word="false"/>
      <style:text-properties style:font-name="David CLM" fo:font-size="12pt" officeooo:rsid="00230162" officeooo:paragraph-rsid="00230162" style:font-size-asian="12pt" style:font-name-complex="David CLM" style:font-size-complex="12pt"/>
    </style:style>
    <style:style style:name="P39" style:family="paragraph" style:parent-style-name="Standard" style:list-style-name="L1">
      <style:paragraph-properties fo:text-align="end" style:justify-single-word="false"/>
      <style:text-properties style:font-name="David CLM" fo:font-size="12pt" officeooo:rsid="00262d3e" officeooo:paragraph-rsid="00262d3e" style:font-size-asian="12pt" style:font-name-complex="David CLM" style:font-size-complex="12pt"/>
    </style:style>
    <style:style style:name="P40" style:family="paragraph" style:parent-style-name="Standard" style:list-style-name="L1">
      <style:paragraph-properties fo:text-align="end" style:justify-single-word="false"/>
      <style:text-properties style:font-name="David CLM" fo:font-size="12pt" officeooo:paragraph-rsid="0027767d" style:font-size-asian="12pt" style:font-name-complex="David CLM" style:font-size-complex="12pt"/>
    </style:style>
    <style:style style:name="P41" style:family="paragraph" style:parent-style-name="Standard" style:list-style-name="L1">
      <style:paragraph-properties fo:text-align="end" style:justify-single-word="false"/>
      <style:text-properties style:font-name="David CLM" fo:font-size="12pt" fo:font-weight="normal" officeooo:rsid="0027767d" officeooo:paragraph-rsid="0028813f" style:font-size-asian="12pt" style:font-weight-asian="normal" style:font-name-complex="David CLM" style:font-size-complex="12pt" style:font-weight-complex="normal"/>
    </style:style>
    <style:style style:name="P42" style:family="paragraph" style:parent-style-name="Standard" style:list-style-name="L1">
      <style:paragraph-properties fo:text-align="end" style:justify-single-word="false"/>
      <style:text-properties style:font-name="David CLM" fo:font-size="12pt" fo:font-weight="normal" officeooo:rsid="00299adb" officeooo:paragraph-rsid="00299adb" style:font-size-asian="12pt" style:font-weight-asian="normal" style:font-name-complex="David CLM" style:font-size-complex="12pt" style:font-weight-complex="normal"/>
    </style:style>
    <style:style style:name="P43" style:family="paragraph" style:parent-style-name="Standard" style:list-style-name="L1">
      <style:paragraph-properties fo:text-align="end" style:justify-single-word="false"/>
      <style:text-properties style:font-name="David CLM" fo:font-size="12pt" fo:font-weight="normal" officeooo:rsid="00230162" officeooo:paragraph-rsid="00299adb" style:font-size-asian="12pt" style:font-weight-asian="normal" style:font-name-complex="David CLM" style:font-size-complex="12pt" style:font-weight-complex="normal"/>
    </style:style>
    <style:style style:name="P44" style:family="paragraph" style:parent-style-name="Standard" style:list-style-name="L1">
      <style:paragraph-properties fo:text-align="end" style:justify-single-word="false"/>
      <style:text-properties style:font-name="David CLM" fo:font-size="12pt" fo:font-weight="normal" officeooo:rsid="002a01e2" officeooo:paragraph-rsid="002a01e2" style:font-size-asian="12pt" style:font-weight-asian="normal" style:font-name-complex="David CLM" style:font-size-complex="12pt" style:font-weight-complex="normal"/>
    </style:style>
    <style:style style:name="P45" style:family="paragraph" style:parent-style-name="Standard" style:list-style-name="L1">
      <style:paragraph-properties fo:text-align="end" style:justify-single-word="false"/>
      <style:text-properties style:font-name="David CLM" fo:font-size="12pt" fo:font-weight="normal" officeooo:rsid="002b43f6" officeooo:paragraph-rsid="002b43f6" style:font-size-asian="12pt" style:font-weight-asian="normal" style:font-name-complex="David CLM" style:font-size-complex="12pt" style:font-weight-complex="normal"/>
    </style:style>
    <style:style style:name="P46" style:family="paragraph" style:parent-style-name="Standard" style:list-style-name="L1">
      <style:paragraph-properties fo:text-align="end" style:justify-single-word="false"/>
      <style:text-properties style:font-name="David CLM" fo:font-size="12pt" fo:font-weight="normal" officeooo:rsid="002f3d11" officeooo:paragraph-rsid="002f3d11" style:font-size-asian="12pt" style:font-weight-asian="normal" style:font-name-complex="David CLM" style:font-size-complex="12pt" style:font-weight-complex="normal"/>
    </style:style>
    <style:style style:name="P47" style:family="paragraph" style:parent-style-name="Standard" style:list-style-name="L1">
      <style:paragraph-properties fo:text-align="end" style:justify-single-word="false"/>
      <style:text-properties style:font-name="David CLM" fo:font-size="12pt" fo:font-weight="normal" officeooo:rsid="00302f60" officeooo:paragraph-rsid="00302f60" style:font-size-asian="12pt" style:font-weight-asian="normal" style:font-name-complex="David CLM" style:font-size-complex="12pt" style:font-weight-complex="normal"/>
    </style:style>
    <style:style style:name="P48" style:family="paragraph" style:parent-style-name="Standard" style:list-style-name="L1">
      <style:paragraph-properties fo:text-align="end" style:justify-single-word="false"/>
      <style:text-properties style:font-name="David CLM" fo:font-size="12pt" fo:font-weight="normal" officeooo:rsid="0031b0d8" officeooo:paragraph-rsid="0031b0d8" style:font-size-asian="12pt" style:font-weight-asian="normal" style:font-name-complex="David CLM" style:font-size-complex="12pt" style:font-weight-complex="normal"/>
    </style:style>
    <style:style style:name="P49" style:family="paragraph" style:parent-style-name="Standard" style:list-style-name="L1">
      <style:paragraph-properties fo:text-align="end" style:justify-single-word="false"/>
      <style:text-properties style:font-name="David CLM" fo:font-size="12pt" fo:font-weight="normal" officeooo:rsid="003f6a04" officeooo:paragraph-rsid="003f6a04" style:font-size-asian="12pt" style:font-weight-asian="normal" style:font-name-complex="David CLM" style:font-size-complex="12pt" style:font-weight-complex="normal"/>
    </style:style>
    <style:style style:name="P50" style:family="paragraph" style:parent-style-name="Standard" style:list-style-name="L2">
      <style:paragraph-properties fo:text-align="end" style:justify-single-word="false"/>
      <style:text-properties style:font-name="David CLM" fo:font-size="12pt" fo:font-weight="normal" officeooo:rsid="0032b602" officeooo:paragraph-rsid="0032b602" style:font-size-asian="12pt" style:font-weight-asian="normal" style:font-name-complex="David CLM" style:font-size-complex="12pt" style:font-weight-complex="normal"/>
    </style:style>
    <style:style style:name="P51" style:family="paragraph" style:parent-style-name="Standard" style:list-style-name="L3">
      <style:paragraph-properties fo:text-align="end" style:justify-single-word="false"/>
      <style:text-properties style:font-name="David CLM" fo:font-size="12pt" fo:font-weight="normal" officeooo:rsid="0032bf1a" officeooo:paragraph-rsid="0032bf1a" style:font-size-asian="12pt" style:font-weight-asian="normal" style:font-name-complex="David CLM" style:font-size-complex="12pt" style:font-weight-complex="normal"/>
    </style:style>
    <style:style style:name="P52" style:family="paragraph" style:parent-style-name="Standard" style:list-style-name="L4">
      <style:paragraph-properties fo:text-align="end" style:justify-single-word="false"/>
      <style:text-properties style:font-name="David CLM" fo:font-size="12pt" fo:font-weight="normal" officeooo:rsid="0032bf1a" officeooo:paragraph-rsid="0032bf1a" style:font-size-asian="12pt" style:font-weight-asian="normal" style:font-name-complex="David CLM" style:font-size-complex="12pt" style:font-weight-complex="normal"/>
    </style:style>
    <style:style style:name="P53" style:family="paragraph" style:parent-style-name="Standard" style:list-style-name="L4">
      <style:paragraph-properties fo:text-align="end" style:justify-single-word="false"/>
      <style:text-properties style:font-name="David CLM" fo:font-size="12pt" fo:font-weight="normal" officeooo:rsid="0033e1a3" officeooo:paragraph-rsid="0033e1a3" style:font-size-asian="12pt" style:font-weight-asian="normal" style:font-name-complex="David CLM" style:font-size-complex="12pt" style:font-weight-complex="normal"/>
    </style:style>
    <style:style style:name="P54" style:family="paragraph" style:parent-style-name="Standard" style:list-style-name="L5">
      <style:paragraph-properties fo:text-align="end" style:justify-single-word="false"/>
      <style:text-properties style:font-name="David CLM" fo:font-size="12pt" fo:font-weight="normal" officeooo:rsid="0033e1a3" officeooo:paragraph-rsid="0033e1a3" style:font-size-asian="12pt" style:font-weight-asian="normal" style:font-name-complex="David CLM" style:font-size-complex="12pt" style:font-weight-complex="normal"/>
    </style:style>
    <style:style style:name="P55" style:family="paragraph" style:parent-style-name="Standard" style:list-style-name="L6">
      <style:paragraph-properties fo:text-align="end" style:justify-single-word="false"/>
      <style:text-properties style:font-name="David CLM" fo:font-size="12pt" fo:font-weight="normal" officeooo:rsid="0033e1a3" officeooo:paragraph-rsid="0033e1a3" style:font-size-asian="12pt" style:font-weight-asian="normal" style:font-name-complex="David CLM" style:font-size-complex="12pt" style:font-weight-complex="normal"/>
    </style:style>
    <style:style style:name="P56" style:family="paragraph" style:parent-style-name="Standard" style:list-style-name="L7">
      <style:paragraph-properties fo:text-align="end" style:justify-single-word="false"/>
      <style:text-properties style:font-name="David CLM" fo:font-size="12pt" fo:font-weight="normal" officeooo:rsid="0033e1a3" officeooo:paragraph-rsid="0033e1a3" style:font-size-asian="12pt" style:font-weight-asian="normal" style:font-name-complex="David CLM" style:font-size-complex="12pt" style:font-weight-complex="normal"/>
    </style:style>
    <style:style style:name="P57" style:family="paragraph" style:parent-style-name="Standard" style:list-style-name="L8">
      <style:paragraph-properties fo:text-align="end" style:justify-single-word="false"/>
      <style:text-properties style:font-name="David CLM" fo:font-size="12pt" fo:font-weight="normal" officeooo:rsid="0033e1a3" officeooo:paragraph-rsid="0033e1a3" style:font-size-asian="12pt" style:font-weight-asian="normal" style:font-name-complex="David CLM" style:font-size-complex="12pt" style:font-weight-complex="normal"/>
    </style:style>
    <style:style style:name="P58" style:family="paragraph" style:parent-style-name="Standard" style:list-style-name="L9">
      <style:paragraph-properties fo:text-align="end" style:justify-single-word="false"/>
      <style:text-properties style:font-name="David CLM" fo:font-size="12pt" fo:font-weight="normal" officeooo:rsid="00343a7e" officeooo:paragraph-rsid="00343a7e" style:font-size-asian="12pt" style:font-weight-asian="normal" style:font-name-complex="David CLM" style:font-size-complex="12pt" style:font-weight-complex="normal"/>
    </style:style>
    <style:style style:name="P59" style:family="paragraph" style:parent-style-name="Standard" style:list-style-name="L10">
      <style:paragraph-properties fo:text-align="end" style:justify-single-word="false"/>
      <style:text-properties style:font-name="David CLM" fo:font-size="12pt" fo:font-weight="normal" officeooo:rsid="0035d38a" officeooo:paragraph-rsid="0035d38a" style:font-size-asian="12pt" style:font-weight-asian="normal" style:font-name-complex="David CLM" style:font-size-complex="12pt" style:font-weight-complex="normal"/>
    </style:style>
    <style:style style:name="P60" style:family="paragraph" style:parent-style-name="Standard" style:list-style-name="L11">
      <style:paragraph-properties fo:text-align="end" style:justify-single-word="false"/>
      <style:text-properties style:font-name="David CLM" fo:font-size="12pt" fo:font-weight="normal" officeooo:rsid="0035d38a" officeooo:paragraph-rsid="0035d38a" style:font-size-asian="12pt" style:font-weight-asian="normal" style:font-name-complex="David CLM" style:font-size-complex="12pt" style:font-weight-complex="normal"/>
    </style:style>
    <style:style style:name="P61" style:family="paragraph" style:parent-style-name="Standard" style:list-style-name="L12">
      <style:paragraph-properties fo:text-align="end" style:justify-single-word="false"/>
      <style:text-properties style:font-name="David CLM" fo:font-size="12pt" fo:font-weight="normal" officeooo:rsid="0035d38a" officeooo:paragraph-rsid="0035d38a" style:font-size-asian="12pt" style:font-weight-asian="normal" style:font-name-complex="David CLM" style:font-size-complex="12pt" style:font-weight-complex="normal"/>
    </style:style>
    <style:style style:name="P62" style:family="paragraph" style:parent-style-name="Standard">
      <style:paragraph-properties fo:text-align="end" style:justify-single-word="false"/>
      <style:text-properties style:font-name="David CLM" fo:font-size="12pt" fo:font-weight="normal" officeooo:rsid="0035d38a" officeooo:paragraph-rsid="0035d38a" style:font-size-asian="12pt" style:font-weight-asian="normal" style:font-name-complex="David CLM" style:font-size-complex="12pt" style:font-weight-complex="normal"/>
    </style:style>
    <style:style style:name="P63" style:family="paragraph" style:parent-style-name="Standard" style:list-style-name="L13">
      <style:paragraph-properties fo:text-align="end" style:justify-single-word="false"/>
      <style:text-properties style:font-name="David CLM" fo:font-size="12pt" fo:font-weight="normal" officeooo:rsid="004a0cfd" officeooo:paragraph-rsid="004a0cfd" style:font-size-asian="12pt" style:font-weight-asian="normal" style:font-name-complex="David CLM" style:font-size-complex="12pt" style:font-weight-complex="normal"/>
    </style:style>
    <style:style style:name="P64" style:family="paragraph" style:parent-style-name="Standard" style:list-style-name="L13">
      <style:paragraph-properties fo:text-align="end" style:justify-single-word="false"/>
      <style:text-properties style:font-name="David CLM" fo:font-size="12pt" fo:font-weight="normal" officeooo:rsid="00a2ea2b" officeooo:paragraph-rsid="00379004" style:font-size-asian="12pt" style:font-weight-asian="normal" style:font-name-complex="David CLM" style:font-size-complex="12pt" style:font-weight-complex="normal"/>
    </style:style>
    <style:style style:name="P65" style:family="paragraph" style:parent-style-name="Standard">
      <style:paragraph-properties fo:text-align="end" style:justify-single-word="false"/>
      <style:text-properties style:font-name="David CLM" fo:font-size="12pt" fo:font-weight="normal" officeooo:rsid="00a2ea2b" officeooo:paragraph-rsid="00379004" style:font-size-asian="12pt" style:font-weight-asian="normal" style:font-name-complex="David CLM" style:font-size-complex="12pt" style:font-weight-complex="normal"/>
    </style:style>
    <style:style style:name="P66" style:family="paragraph" style:parent-style-name="Standard" style:list-style-name="L13">
      <style:paragraph-properties fo:text-align="end" style:justify-single-word="false"/>
      <style:text-properties style:font-name="David CLM" fo:font-size="12pt" fo:font-weight="normal" officeooo:rsid="00391dc9" officeooo:paragraph-rsid="00391dc9" style:font-size-asian="12pt" style:font-weight-asian="normal" style:font-name-complex="David CLM" style:font-size-complex="12pt" style:font-weight-complex="normal"/>
    </style:style>
    <style:style style:name="P67" style:family="paragraph" style:parent-style-name="Standard" style:list-style-name="L13">
      <style:paragraph-properties fo:text-align="end" style:justify-single-word="false"/>
      <style:text-properties style:font-name="David CLM" fo:font-size="12pt" fo:font-weight="normal" officeooo:rsid="0022f4da" officeooo:paragraph-rsid="0039ee22" style:font-size-asian="12pt" style:font-weight-asian="normal" style:font-name-complex="David CLM" style:font-size-complex="12pt" style:font-weight-complex="normal"/>
    </style:style>
    <style:style style:name="P68" style:family="paragraph" style:parent-style-name="Standard" style:list-style-name="L13">
      <style:paragraph-properties fo:text-align="end" style:justify-single-word="false"/>
      <style:text-properties style:font-name="David CLM" fo:font-size="12pt" fo:font-weight="normal" officeooo:rsid="00b3556a" officeooo:paragraph-rsid="003bdcc1" style:font-size-asian="12pt" style:font-weight-asian="normal" style:font-name-complex="David CLM" style:font-size-complex="12pt" style:font-weight-complex="normal"/>
    </style:style>
    <style:style style:name="P69" style:family="paragraph" style:parent-style-name="Standard" style:list-style-name="L13">
      <style:paragraph-properties fo:text-align="end" style:justify-single-word="false"/>
      <style:text-properties style:font-name="David CLM" fo:font-size="12pt" fo:font-weight="normal" officeooo:rsid="0029d967" officeooo:paragraph-rsid="003bdcc1" style:font-size-asian="12pt" style:font-weight-asian="normal" style:font-name-complex="David CLM" style:font-size-complex="12pt" style:font-weight-complex="normal"/>
    </style:style>
    <style:style style:name="P70" style:family="paragraph" style:parent-style-name="Standard" style:list-style-name="L13">
      <style:paragraph-properties fo:text-align="end" style:justify-single-word="false"/>
      <style:text-properties style:font-name="David CLM" fo:font-size="12pt" fo:font-weight="normal" officeooo:rsid="005bc8c5" officeooo:paragraph-rsid="003bdcc1" style:font-size-asian="12pt" style:font-weight-asian="normal" style:font-name-complex="David CLM" style:font-size-complex="12pt" style:font-weight-complex="normal"/>
    </style:style>
    <style:style style:name="P71" style:family="paragraph" style:parent-style-name="Standard" style:list-style-name="L14">
      <style:paragraph-properties fo:text-align="end" style:justify-single-word="false"/>
      <style:text-properties style:font-name="David CLM" fo:font-size="12pt" fo:font-weight="normal" officeooo:rsid="004bc6af" officeooo:paragraph-rsid="004bc6af" style:font-size-asian="12pt" style:font-weight-asian="normal" style:font-name-complex="David CLM" style:font-size-complex="12pt" style:font-weight-complex="normal"/>
    </style:style>
    <style:style style:name="P72" style:family="paragraph" style:parent-style-name="Standard" style:list-style-name="L14">
      <style:paragraph-properties fo:text-align="end" style:justify-single-word="false"/>
      <style:text-properties style:font-name="David CLM" fo:font-size="12pt" fo:font-weight="normal" officeooo:rsid="004bc6af" officeooo:paragraph-rsid="0051e446" style:font-size-asian="12pt" style:font-weight-asian="normal" style:font-name-complex="David CLM" style:font-size-complex="12pt" style:font-weight-complex="normal"/>
    </style:style>
    <style:style style:name="P73" style:family="paragraph" style:parent-style-name="Standard" style:list-style-name="L14">
      <style:paragraph-properties fo:text-align="end" style:justify-single-word="false"/>
      <style:text-properties style:use-window-font-color="true" style:font-name="David CLM" fo:font-size="12pt" fo:font-weight="normal" officeooo:rsid="0045d713" officeooo:paragraph-rsid="0051e446" style:font-size-asian="12pt" style:font-weight-asian="normal" style:font-name-complex="David CLM" style:font-size-complex="12pt" style:font-weight-complex="normal"/>
    </style:style>
    <style:style style:name="P74" style:family="paragraph" style:parent-style-name="Standard" style:list-style-name="L14">
      <style:paragraph-properties fo:text-align="end" style:justify-single-word="false"/>
      <style:text-properties style:use-window-font-color="true" style:font-name="David CLM" fo:font-size="12pt" fo:font-weight="normal" officeooo:rsid="004765e8" officeooo:paragraph-rsid="0051e446" style:font-size-asian="12pt" style:font-weight-asian="normal" style:font-name-complex="David CLM" style:font-size-complex="12pt" style:font-weight-complex="normal"/>
    </style:style>
    <style:style style:name="P75" style:family="paragraph" style:parent-style-name="Standard" style:list-style-name="L14">
      <style:paragraph-properties fo:text-align="end" style:justify-single-word="false"/>
      <style:text-properties style:use-window-font-color="true" style:font-name="David CLM" fo:font-size="12pt" fo:font-weight="normal" officeooo:rsid="0048dcb9" officeooo:paragraph-rsid="0051e446" style:font-size-asian="12pt" style:font-weight-asian="normal" style:font-name-complex="David CLM" style:font-size-complex="12pt" style:font-weight-complex="normal"/>
    </style:style>
    <style:style style:name="P76" style:family="paragraph" style:parent-style-name="Standard" style:list-style-name="L14">
      <style:paragraph-properties fo:text-align="start" style:justify-single-word="false"/>
      <style:text-properties style:use-window-font-color="true" style:font-name="David CLM" fo:font-size="12pt" fo:font-weight="normal" officeooo:rsid="0048dcb9" officeooo:paragraph-rsid="005a029f" style:font-size-asian="12pt" style:font-weight-asian="normal" style:font-name-complex="David CLM" style:font-size-complex="12pt" style:font-weight-complex="normal"/>
    </style:style>
    <style:style style:name="P77" style:family="paragraph" style:parent-style-name="Standard" style:list-style-name="L14">
      <style:paragraph-properties fo:text-align="start" style:justify-single-word="false"/>
      <style:text-properties style:use-window-font-color="true" style:font-name="David CLM" fo:font-size="12pt" fo:font-weight="normal" officeooo:rsid="0048dcb9" officeooo:paragraph-rsid="005bc5cc" style:font-size-asian="12pt" style:font-weight-asian="normal" style:font-name-complex="David CLM" style:font-size-complex="12pt" style:font-weight-complex="normal"/>
    </style:style>
    <style:style style:name="P78" style:family="paragraph" style:parent-style-name="Standard" style:list-style-name="L14">
      <style:paragraph-properties fo:text-align="end" style:justify-single-word="false"/>
      <style:text-properties style:use-window-font-color="true" style:font-name="David CLM" fo:font-size="12pt" fo:font-weight="normal" officeooo:rsid="0057e23e" officeooo:paragraph-rsid="0057e23e" style:font-size-asian="12pt" style:font-weight-asian="normal" style:font-name-complex="David CLM" style:font-size-complex="12pt" style:font-weight-complex="normal"/>
    </style:style>
    <style:style style:name="P79" style:family="paragraph" style:parent-style-name="Standard" style:list-style-name="L14">
      <style:paragraph-properties fo:text-align="end" style:justify-single-word="false"/>
      <style:text-properties style:use-window-font-color="true" style:font-name="David CLM" fo:font-size="12pt" fo:font-weight="normal" officeooo:rsid="005a029f" officeooo:paragraph-rsid="005a029f" style:font-size-asian="12pt" style:font-weight-asian="normal" style:font-name-complex="David CLM" style:font-size-complex="12pt" style:font-weight-complex="normal"/>
    </style:style>
    <style:style style:name="P80" style:family="paragraph" style:parent-style-name="Standard" style:list-style-name="L14">
      <style:paragraph-properties fo:text-align="start" style:justify-single-word="false"/>
      <style:text-properties style:use-window-font-color="true" style:font-name="David CLM" fo:font-size="12pt" fo:font-weight="normal" officeooo:rsid="005a029f" officeooo:paragraph-rsid="005a029f" style:font-size-asian="12pt" style:font-weight-asian="normal" style:font-name-complex="David CLM" style:font-size-complex="12pt" style:font-weight-complex="normal"/>
    </style:style>
    <style:style style:name="P81" style:family="paragraph" style:parent-style-name="Standard">
      <style:paragraph-properties fo:text-align="start" style:justify-single-word="false" style:writing-mode="lr-tb"/>
      <style:text-properties style:font-name="David CLM" fo:font-size="12pt" fo:font-weight="normal" officeooo:rsid="003dd32b" officeooo:paragraph-rsid="0042ceb6" style:font-size-asian="12pt" style:font-weight-asian="normal" style:font-name-complex="David CLM" style:font-size-complex="12pt" style:font-weight-complex="normal"/>
    </style:style>
    <style:style style:name="T1" style:family="text">
      <style:text-properties officeooo:rsid="002487d9"/>
    </style:style>
    <style:style style:name="T2" style:family="text">
      <style:text-properties officeooo:rsid="00432105"/>
    </style:style>
    <style:style style:name="T3" style:family="text">
      <style:text-properties officeooo:rsid="0027767d"/>
    </style:style>
    <style:style style:name="T4" style:family="text">
      <style:text-properties fo:font-weight="normal" officeooo:rsid="00230162" style:font-weight-asian="normal" style:font-weight-complex="normal"/>
    </style:style>
    <style:style style:name="T5" style:family="text">
      <style:text-properties fo:font-weight="normal" officeooo:rsid="0027767d" style:font-weight-asian="normal" style:font-weight-complex="normal"/>
    </style:style>
    <style:style style:name="T6" style:family="text">
      <style:text-properties officeooo:rsid="002dbfe2"/>
    </style:style>
    <style:style style:name="T7" style:family="text">
      <style:text-properties officeooo:rsid="0030fbd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bdcc1" style:font-weight-asian="bold" style:font-weight-complex="bold"/>
    </style:style>
    <style:style style:name="T10" style:family="text">
      <style:text-properties officeooo:rsid="00b5dec9"/>
    </style:style>
    <style:style style:name="T11" style:family="text">
      <style:text-properties officeooo:rsid="00bc5c50"/>
    </style:style>
    <style:style style:name="T12" style:family="text">
      <style:text-properties officeooo:rsid="00bf450a"/>
    </style:style>
    <style:style style:name="T13" style:family="text">
      <style:text-properties officeooo:rsid="00c134ab"/>
    </style:style>
    <style:style style:name="T14" style:family="text">
      <style:text-properties officeooo:rsid="00c7455c"/>
    </style:style>
    <style:style style:name="T15" style:family="text">
      <style:text-properties officeooo:rsid="00c9b2cc"/>
    </style:style>
    <style:style style:name="T16" style:family="text">
      <style:text-properties officeooo:rsid="00b422c2"/>
    </style:style>
    <style:style style:name="T17" style:family="text">
      <style:text-properties officeooo:rsid="003bdcc1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officeooo:rsid="0042d965"/>
    </style:style>
    <style:style style:name="T20" style:family="text">
      <style:text-properties officeooo:rsid="00447614"/>
    </style:style>
    <style:style style:name="T21" style:family="text">
      <style:text-properties fo:color="#ce181e" style:font-name="Liberation Serif" style:text-underline-style="none" fo:font-weight="bold" officeooo:rsid="00a9cb3c" style:font-weight-asian="bold" style:font-name-complex="Liberation Serif" style:font-weight-complex="bold"/>
    </style:style>
    <style:style style:name="T22" style:family="text">
      <style:text-properties officeooo:rsid="0048dcb9"/>
    </style:style>
    <style:style style:name="T23" style:family="text">
      <style:text-properties officeooo:rsid="00a2ea2b"/>
    </style:style>
    <style:style style:name="T24" style:family="text">
      <style:text-properties officeooo:rsid="0039ee22"/>
    </style:style>
    <style:style style:name="T25" style:family="text">
      <style:text-properties style:use-window-font-color="true" officeooo:rsid="0045d713"/>
    </style:style>
    <style:style style:name="T26" style:family="text">
      <style:text-properties style:use-window-font-color="true" officeooo:rsid="004765e8"/>
    </style:style>
    <style:style style:name="T27" style:family="text">
      <style:text-properties style:font-name="Liberation Serif" officeooo:rsid="0056a897" style:font-name-complex="Liberation Serif"/>
    </style:style>
    <style:style style:name="T28" style:family="text">
      <style:text-properties style:font-name="Liberation Serif" officeooo:rsid="000e9cc6" style:font-name-complex="Liberation Serif"/>
    </style:style>
    <style:style style:name="T29" style:family="text">
      <style:text-properties style:font-name="Liberation Serif" style:text-underline-style="solid" style:text-underline-width="auto" style:text-underline-color="font-color" fo:font-weight="bold" officeooo:rsid="0056a897" style:font-weight-asian="bold" style:font-name-complex="Liberation Serif" style:font-weight-complex="bold"/>
    </style:style>
    <style:style style:name="T30" style:family="text">
      <style:text-properties style:font-name="Liberation Serif" style:text-underline-style="solid" style:text-underline-width="auto" style:text-underline-color="font-color" fo:font-weight="bold" officeooo:rsid="000e9cc6" style:font-weight-asian="bold" style:font-name-complex="Liberation Serif" style:font-weight-complex="bold"/>
    </style:style>
    <style:style style:name="T31" style:family="text">
      <style:text-properties style:font-name="Liberation Serif" style:text-underline-style="solid" style:text-underline-width="auto" style:text-underline-color="font-color" officeooo:rsid="0056a897" style:font-name-complex="Liberation Serif"/>
    </style:style>
    <style:style style:name="T32" style:family="text">
      <style:text-properties style:font-name="Liberation Serif" fo:font-weight="bold" officeooo:rsid="000e9cc6" style:font-weight-asian="bold" style:font-name-complex="Liberation Serif" style:font-weight-complex="bold"/>
    </style:style>
    <style:style style:name="T33" style:family="text">
      <style:text-properties officeooo:rsid="005387d9"/>
    </style:style>
    <style:style style:name="T34" style:family="text">
      <style:text-properties officeooo:rsid="0058953d"/>
    </style:style>
    <style:style style:name="T35" style:family="text">
      <style:text-properties officeooo:rsid="00598137"/>
    </style:style>
    <style:style style:name="T36" style:family="text">
      <style:text-properties fo:font-variant="normal" fo:text-transform="none" style:font-name="Liberation Serif" fo:letter-spacing="normal" fo:font-style="normal" style:text-underline-style="none" officeooo:rsid="00f1e004" style:font-name-complex="Liberation Serif"/>
    </style:style>
    <style:style style:name="T37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bold" officeooo:rsid="00f1e004" style:font-weight-asian="bold" style:font-name-complex="Liberation Serif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שאלות על האפלקציה</text:p>
      <text:p text:style-name="P21"/>
      <text:list xml:id="list1878059614" text:style-name="L1">
        <text:list-header>
          <text:p text:style-name="P24">General</text:p>
        </text:list-header>
        <text:list-item>
          <text:p text:style-name="P36">מה המבנה הכללי של האפלקציה? לצייר את עמוד 1 בתרשים</text:p>
        </text:list-item>
        <text:list-item>
          <text:p text:style-name="P37">מהם ה call backs שיש לכל class במבנה שציירת וכיצד מתבצעת התקשורת של ה host activity איתם? אילו אובייקטים עוברים במקרה של הצלחה או כשלון? ממי יורש כל אחד מה classes ומה המשמעויות של הירושה הזאת?</text:p>
          <text:p text:style-name="P37"/>
          <text:p text:style-name="P25">Anal<text:span text:style-name="T2">y</text:span>zer</text:p>
        </text:list-item>
        <text:list-item>
          <text:p text:style-name="P38">צייר תרשים. הסבר אילו אובייקטים עוברים בכל שלב. <text:span text:style-name="T3">לצייר את עמוד2 </text:span></text:p>
        </text:list-item>
        <text:list-item>
          <text:p text:style-name="P38">באיזה פונקציה משתמשים כדי לעדכן את ה DragRectView לאחר שה Analyzer מזהה את ה Corners ומדוע? <text:span text:style-name="T1">מהן הדרכים האחרות של thread לפנות ל ui thread? תכלס איני יודע על עוד דרכים..לקרוא אולי</text:span></text:p>
        </text:list-item>
        <text:list-item>
          <text:p text:style-name="P39">מהן הפעולות שמבצע ה Analyzer ב thread הנפרד ולאיזו פונקציה הוא קורא בסוף?</text:p>
        </text:list-item>
      </text:list>
      <text:p text:style-name="P23"/>
      <text:p text:style-name="P22"/>
      <text:list xml:id="list213016849829743" text:continue-numbering="true" text:style-name="L1">
        <text:list-header>
          <text:p text:style-name="P26">Summarizer + UiUpdater + FirebaseUploader</text:p>
          <text:p text:style-name="P27"/>
        </text:list-header>
        <text:list-item>
          <text:p text:style-name="P40"><text:span text:style-name="T4">צייר תרשים. </text:span><text:span text:style-name="T5">לצייר את עמוד 3</text:span></text:p>
        </text:list-item>
        <text:list-item>
          <text:p text:style-name="P41">כיצד פתרנו את בעית ה race שהייתה כש 2 משתמשים בוחרים בו זמנית את אותו הפריט? תאר את הבעיה (כולל דוגמא קונקרטית – למשל ה sum של המוצרים) והסבר את הפתרון</text:p>
        </text:list-item>
        <text:list-item>
          <text:p text:style-name="P42"><text:span text:style-name="T3">ת</text:span>אר את כל הפונקציות שנקראות כשמשתמש מקליק על מוצר (לפי הסדר) והסבר מה תפקידה של כל אחת</text:p>
        </text:list-item>
      </text:list>
      <text:p text:style-name="P15"/>
      <text:list xml:id="list213016286779648" text:continue-numbering="true" text:style-name="L1">
        <text:list-header>
          <text:p text:style-name="P28">Firebase</text:p>
          <text:p text:style-name="P43"/>
        </text:list-header>
        <text:list-item>
          <text:p text:style-name="P42">צייר את המבנה של ה DB והסבר מה הוא מכיל.</text:p>
        </text:list-item>
        <text:list-item>
          <text:p text:style-name="P42">כיצד עובד כל ענין ה sesions וה logs? ואיך משתמש יודע לכתוב ל path הנכון? או לחילופין לאיפה למשוך את התמונות של ה products?</text:p>
        </text:list-item>
        <text:list-item>
          <text:p text:style-name="P44">אילו פונקציות (interface) צריכה לממש הפונקציה StartCamera שמשתמשת ב PassCodeResolver?</text:p>
        </text:list-item>
        <text:list-item>
          <text:p text:style-name="P45">צייר את המבנה של ה Storage ןהסבר מה הוא מכיל? כיצד יודע המשתמש המשני לגשת ל path הנכון לשליפת התמונות של ה product?</text:p>
        </text:list-item>
      </text:list>
      <text:p text:style-name="P17"/>
      <text:list xml:id="list213017984537905" text:continue-numbering="true" text:style-name="L1">
        <text:list-header>
          <text:p text:style-name="P29">Firebase – <text:span text:style-name="T6">Sessions</text:span></text:p>
        </text:list-header>
      </text:list>
      <text:p text:style-name="P16"/>
      <text:list xml:id="list213017737557127" text:continue-numbering="true" text:style-name="L1">
        <text:list-item>
          <text:p text:style-name="P46">כיצד עובד כל העניין של ה sessions ואיזו בעיה הוא בא לפתור? מה ההבדל בין משתמש ראשי למשני?</text:p>
        </text:list-item>
        <text:list-item>
          <text:p text:style-name="P46">מה המבנה של התיקיות מבחינת תאריכים?</text:p>
        </text:list-item>
      </text:list>
      <text:p text:style-name="P18"/>
      <text:p text:style-name="P18"/>
      <text:list xml:id="list213017110739336" text:continue-numbering="true" text:style-name="L1">
        <text:list-header>
          <text:p text:style-name="P30">Passcode</text:p>
        </text:list-header>
        <text:list-item>
          <text:p text:style-name="P46">למה הוא נוצר וכיצד? מה ה interface שצריך לממש כדי להעלות אותו ל Firebase עבור יתר המשתמשים?</text:p>
        </text:list-item>
      </text:list>
      <text:p text:style-name="P18"/>
      <text:list xml:id="list213017936377076" text:continue-numbering="true" text:style-name="L1">
        <text:list-header>
          <text:p text:style-name="P30">Tests</text:p>
        </text:list-header>
        <text:list-item>
          <text:p text:style-name="P46">מה כוללים הטסטים שלכם? כיצד בניתם את מערך הטסטים כך שהוא יהווה בדיקה נכונה עבור כל הקומפוננטות של האפל<text:span text:style-name="T19">י</text:span>קציה?</text:p>
        </text:list-item>
        <text:list-item>
          <text:p text:style-name="P47">כיצד יכולתם לשפר משמעותית את מערך הטסטים? להשתמש ב Dependency Injection לאורך כל כתיבת האפלקציה. בנוסף למשל לבודד את כל התקשורת עם ה firebase ל interface נפרד כך שנוכל להחליף אותו במידת הצורך</text:p>
        </text:list-item>
        <text:list-item>
          <text:p text:style-name="P47">מהי בעיית ה producer-consumer וכיצד ה ConcurrentLinkedQueue פותר אותה? לקרוא בוויקיפדיה על בעיית היצרן-צרכן <text:span text:style-name="T7">ולקרוא בדוקומנטציה של גבה על המבנה נתונים הזה (thread safe queue based on linked nodes. Also it FIFO)</text:span></text:p>
        </text:list-item>
        <text:list-item>
          <text:p text:style-name="P48"><text:soft-page-break/>מה זה thread pool ולמה הוא משמש?</text:p>
        </text:list-item>
      </text:list>
      <text:p text:style-name="P19"/>
      <text:list xml:id="list213016411706735" text:continue-numbering="true" text:style-name="L1">
        <text:list-header>
          <text:p text:style-name="P31">החלפת tess two ב ABBYY</text:p>
        </text:list-header>
        <text:list-item>
          <text:p text:style-name="P48">תאר את כל התהליך שעברתם לאורך הפיתוח עם ה ocr? באילו SDKs השתמשתם ולמה חשבתם שאחוזי הזיהוי יהיו גבוהים?</text:p>
        </text:list-item>
      </text:list>
      <text:p text:style-name="P19"/>
      <text:p text:style-name="P19"/>
      <text:list xml:id="list213016457844418" text:continue-numbering="true" text:style-name="L1">
        <text:list-header>
          <text:p text:style-name="P32">הכל על DL</text:p>
        </text:list-header>
        <text:list-item>
          <text:p text:style-name="P48">איפה ואיך השתמשתם ב DL באפלקציה? כיצד עובדת הארכיטקטורה של tflite וכיצד מתבצעת התקשורת עם ה model? מהו האלגוריתם שהשתמשתם בו כדי לזהות את המסגרת של החשבונית בתמונה שחזרה מהמודל?</text:p>
        </text:list-item>
        <text:list-item>
          <text:p text:style-name="P49">(<text:span text:style-name="T8">שאלה לפי האיור על Deep Learning בתרשים</text:span>) מהי הארכיטקטורה של TF Lite? תאר את כל השלבים החל ב trained model <text:s/>ועד הריצה של ה kernels על המכשיר</text:p>
        </text:list-item>
      </text:list>
      <text:p text:style-name="P19"/>
      <text:p text:style-name="P19"/>
      <text:p text:style-name="P8">Camera (billslib)</text:p>
      <text:list xml:id="list3300169471" text:style-name="L2">
        <text:list-item>
          <text:p text:style-name="P50">אילו interfaces מ<text:span text:style-name="T20">מ</text:span>מש ה class הזה ולמה?</text:p>
        </text:list-item>
        <text:list-item>
          <text:p text:style-name="P50">מדוע ממשתם custom camera ולא השתמשתם במשהו קיים? כיצד עזרה לכם הפונקציונאלית הספיציפית הזאת?</text:p>
        </text:list-item>
      </text:list>
      <text:p text:style-name="P8"/>
      <text:list xml:id="list86558144" text:style-name="L3">
        <text:list-header>
          <text:p text:style-name="P33"><text:span text:style-name="T10">Contracts</text:span> (billslib)</text:p>
        </text:list-header>
        <text:list-item>
          <text:p text:style-name="P51">מדוע כדאי להגדיר interfaces לפני שמתחילים לכתוב? </text:p>
        </text:list-item>
        <text:list-item>
          <text:p text:style-name="P51">כיצד העתקתם למכשיר את הקבצים הרלוונטיים?</text:p>
        </text:list-item>
      </text:list>
      <text:p text:style-name="P20"/>
      <text:p text:style-name="P20"/>
      <text:p text:style-name="P9"><text:span text:style-name="T10">Core</text:span> (billslib)</text:p>
      <text:list xml:id="list22509533" text:style-name="L4">
        <text:list-header>
          <text:p text:style-name="P34">BillAreaDetector:</text:p>
        </text:list-header>
        <text:list-item>
          <text:p text:style-name="P52">כיצד GetBillCorner זיהה את החשבונית? לפני שהשתמשתם ב HED</text:p>
          <text:p text:style-name="P52"/>
        </text:list-item>
      </text:list>
      <text:p text:style-name="P10"><text:tab/>BillsLog:</text:p>
      <text:list xml:id="list213017599041958" text:continue-numbering="true" text:style-name="L4">
        <text:list-item>
          <text:p text:style-name="P53">איזה מיפוי ביצענו ומה המטרה שלו? כיצד נכנס כאן עניין ה sessions לתמונה?</text:p>
        </text:list-item>
      </text:list>
      <text:p text:style-name="P11"/>
      <text:p text:style-name="P1"><text:tab/>ImageProcessingLib:</text:p>
      <text:list xml:id="list1567349572" text:style-name="L5">
        <text:list-item>
          <text:p text:style-name="P54">כיצד עובד ה WarpPerspective ומה הטריק שעשינו בחישוב כדי לא לעוות את הפונט?</text:p>
        </text:list-item>
        <text:list-item>
          <text:p text:style-name="P54">תאר מה מבצעים <text:span text:style-name="T11">PreprocessingForTM/PreprocessingForParsing <text:s/></text:span>ואיך השימוש הנכון בפילטרים משפיע על התוצאות? מה הפונקציות של OpenCV בהם השתמשתם?</text:p>
        </text:list-item>
      </text:list>
      <text:p text:style-name="P11"/>
      <text:p text:style-name="P1"><text:span text:style-name="T12"><text:tab/>MainActivityBase</text:span>:</text:p>
      <text:list xml:id="list561056022" text:style-name="L6">
        <text:list-item>
          <text:p text:style-name="P55">מה המטרה שלו? אילו פעולות הוא מבצע?</text:p>
        </text:list-item>
      </text:list>
      <text:p text:style-name="P11"/>
      <text:p text:style-name="P1"><text:span text:style-name="T13"><text:tab/>TemplateMatcher</text:span>:</text:p>
      <text:list xml:id="list2260452444" text:style-name="L7">
        <text:list-item>
          <text:p text:style-name="P56">תאר באופן כללי את התהליך של ה Match וה Parsing שאחריו</text:p>
        </text:list-item>
        <text:list-item>
          <text:p text:style-name="P56">הסבר כיצד עובד ה Match</text:p>
        </text:list-item>
        <text:list-item>
          <text:p text:style-name="P56">הסבר כיצד עובד ה Parsing</text:p>
        </text:list-item>
        <text:list-item>
          <text:p text:style-name="P56">כיצד נדע איזו עמודה היא ה Price ואיזו ה Quantity</text:p>
        </text:list-item>
      </text:list>
      <text:p text:style-name="P1"/>
      <text:p text:style-name="P1"><text:span text:style-name="T14"><text:tab/>TesseractOCREngine</text:span>:</text:p>
      <text:list xml:id="list1059358032" text:style-name="L8">
        <text:list-item>
          <text:p text:style-name="P57">מהו ה interface שמממשים ולמה חשוב להגדיר interface? </text:p>
        </text:list-item>
      </text:list>
      <text:p text:style-name="P11"/>
      <text:p text:style-name="P11"/>
      <text:p text:style-name="P2">Views</text:p>
      <text:list xml:id="list254732170" text:style-name="L9">
        <text:list-header>
          <text:p text:style-name="P35">DragRectView:</text:p>
        </text:list-header>
        <text:list-item>
          <text:p text:style-name="P58">מה ה View בו השתמשת ב DragRectView וכיצד אתה מצייר את ה edges של החשבונית עליו?</text:p>
        </text:list-item>
      </text:list>
      <text:p text:style-name="P12"><text:soft-page-break/></text:p>
      <text:p text:style-name="P3"><text:tab/>fragment_bill_summarizer.xml:</text:p>
      <text:list xml:id="list1141331088" text:style-name="L10">
        <text:list-item>
          <text:p text:style-name="P59">תאר באופן כללי את ה view הזה</text:p>
        </text:list-item>
      </text:list>
      <text:p text:style-name="P13"/>
      <text:p text:style-name="P4">Exeception Handling</text:p>
      <text:list xml:id="list2395224573" text:style-name="L11">
        <text:list-item>
          <text:p text:style-name="P60">כיצד מתנהל כל ענין הלוגים שלכם? לאן אתם כותבים אותם? מה שם הפוקנציה ששולחת את הלוגים למייל במקרה של קריסה</text:p>
        </text:list-item>
      </text:list>
      <text:p text:style-name="P13"/>
      <text:p text:style-name="P5">Utilities</text:p>
      <text:list xml:id="list3015263886" text:style-name="L12">
        <text:list-item>
          <text:p text:style-name="P61">תן דוגמאות לכלים שהשתמשתם בהם לכל אורך האפלקציה והצריכו את יצירת ה class הזה</text:p>
        </text:list-item>
      </text:list>
      <text:p text:style-name="P13"/>
      <text:p text:style-name="P13"/>
      <text:p text:style-name="P13"/>
      <text:p text:style-name="P13"/>
      <text:p text:style-name="P13"/>
      <text:p text:style-name="P6">שאלות (במקור נכתבו תוך כדי הסיכום)</text:p>
      <text:list xml:id="list3655929808" text:style-name="L13">
        <text:list-item>
          <text:p text:style-name="P63">מה ההבדל בין extends Thread לבין implements Runnable?</text:p>
        </text:list-item>
        <text:list-item>
          <text:p text:style-name="P64">מה ההבדל בין synchronized(this) ל synchronized(someLock)?</text:p>
        </text:list-item>
        <text:list-item>
          <text:p text:style-name="P66">מהם כל השלבים של קריאה ל transaction ומה בעצם קורה בכל אחד מהם?</text:p>
        </text:list-item>
        <text:list-item>
          <text:p text:style-name="P67">מה ההבדל בין fragment ל activity ולמה עדיף להשתמש ב fragment?</text:p>
        </text:list-item>
        <text:list-item>
          <text:p text:style-name="P68">להבין את ההשוואה הבאה: LinearLayout vs RelativeLayout vs ConstraintLayout <text:span text:style-name="T15">vs FrameLayout</text:span>. <text:span text:style-name="T16">מתי כדאי להשתמש בכל אחד?</text:span></text:p>
        </text:list-item>
        <text:list-item>
          <text:p text:style-name="P69">איך עובד ה progress bar? <text:span text:style-name="T17">(</text:span><text:span text:style-name="T9">שאלה לשינויים עתידיים אם נרצה</text:span><text:span text:style-name="T17">)</text:span></text:p>
        </text:list-item>
        <text:list-item>
          <text:p text:style-name="P70">בפונקציה StartCamera ב MainActivity מדוע לא מחלחלים את ה relative path ל camera לצורך כתיבת לוגים? המצלמה בעצם לא מתעדת כשלון.. האם אמורים לאתחל זאת כשמייצרים אובייקט של CameraFragment? כמו שמעבירים ל Analyzer <text:span text:style-name="T17">(</text:span><text:span text:style-name="T9">שאלה לשינויים עתידיים אם נרצה</text:span><text:span text:style-name="T17">)</text:span></text:p>
          <text:p text:style-name="P63"/>
        </text:list-item>
      </text:list>
      <text:p text:style-name="P14"/>
      <text:p text:style-name="P14"/>
      <text:p text:style-name="P14"/>
      <text:p text:style-name="P14"/>
      <text:p text:style-name="P7">תשובות (במקור נכתבו תוך כדי הסיכום)</text:p>
      <text:list xml:id="list3893604451" text:style-name="L14">
        <text:list-item>
          <text:p text:style-name="P71">כשמממשים את ה interface של runnable בעצם מתחייבים לממש פונקציה אחת שנקראת run שתרוץ ב thread נפרד. כשעושים extends ל runnable כמובן חייבים לממש גם את אותה פונקציה אבל ניתן לעשות override לעוד פונקציות כדי לשנות התנהגויות נוספות של ה thread. כמובן שנעדיף לממש runnable כיוון שג’בה לא תומכת בירושה מרובה ונרצה לשמור על האופציה של לרשת מ class אחר. מה גם שלרוב לא נרצה לשנות התנהגויות נוספות של ה thread.</text:p>
        </text:list-item>
        <text:list-item>
          <text:p text:style-name="P72"><text:span text:style-name="T23">בסנכרון עצמי כל thread אחר שמשתמש באותו עותק של class (אותו אובייקט) לא יוכל לבצע את הקטע קוד הזה(וגם את כל הקטעי קוד האחרים שמשתמשים ב synchronized(this)) עד שה thread הנוכחי ישחרר אותו. כשמסנכרנים על מנעול מסוים אז רק thread שינסה לגשת לקטע קוד אחר שמשתמש באותו מנעול, יצטרך לחכות.</text:span></text:p>
        </text:list-item>
        <text:list-item>
          <text:p text:style-name="P72"><text:span text:style-name="T24">אפשר לקרוא כאן:<text:line-break/></text:span><text:a xlink:type="simple" xlink:href="https://stackoverflow.com/questions/29782808/what-does-fragmentmanager-and-fragmenttransaction-exactly-do" text:style-name="Internet_20_link" text:visited-style-name="Visited_20_Internet_20_Link"><text:span text:style-name="T24">https://stackoverflow.com/questions/29782808/what-does-fragmentmanager-and-fragmenttransaction-exactly-do</text:span></text:a></text:p>
        </text:list-item>
        <text:list-item>
          <text:p text:style-name="P72"><text:span text:style-name="T25">הבדל 1: בפריסה על המסך. אפשר להשתמש ב 2 fragments כדי להציג בו זמנית RecyclerView למשל ואת ההקלקות על שורה כלשה</text:span><text:span text:style-name="T26">י</text:span><text:span text:style-name="T25">. לא ניתן להציג בו זמנית 2 Activities בגלל ההגבלות של מערכת ההפעלה אנדרואיד</text:span></text:p>
          <text:p text:style-name="P74">הבדל 2: הבדל קריטי בין ה lifecycle של activity לבין של fragment הוא שה lifecycle callbacks נקראים ע”י ה hosting activity ולא ע”י ה OS. כמו שנאמר בספר:</text:p>
          <text:p text:style-name="P73"><text:span text:style-name="T21">The OS knows nothing about the fragments that an activity is using to manage things. Fragments are the activity’s internal business. </text:span><text:line-break/><text:span text:style-name="T22">הבדל 3: fragment חייב להיות שייך ל activity מסויים ולא יכול להיות עצמאי.</text:span></text:p>
          <text:p text:style-name="P75">הבדל 4: fragments נוספו רק ב api 11 לעומת activities שהיו קיימים תמיד.</text:p>
          <text:p text:style-name="P78"><text:soft-page-break/>הבדל 5: תקשורת בין activities די יקרה וצורכת משאבים (יצירה של activity זה דבר יקר. התקשורת בהכרח תתבצע ע”י bundles שהוא יכתב ל activ<text:span text:style-name="T34">it</text:span>y record). <text:span text:style-name="T35">יצירה ותקשורת של fragments די פשוטה. התקשורת תתבצע ע"י callbacks.</text:span> </text:p>
        </text:list-item>
        <text:list-item>
          <text:p text:style-name="P79">ההבדלים הם:</text:p>
          <text:p text:style-name="P80"><text:span text:style-name="T33"><text:line-break/></text:span><text:span text:style-name="T36">With </text:span><text:span text:style-name="T37">ConstraintLayout</text:span><text:span text:style-name="T36"> , instead of using nested layouts you add a series of constraints to your layout. A constraint is like a rubber band. It pulls two things toward each other. So that is the big picture: To place views where you want them to go in a ConstraintLayout , you give them constraints instead of dragging them around the screen.<text:line-break/>What about sizing widgets? For that, you have three options: Let the widget decide (your old friend wrap_content ), decide for yourself, or let your widget expand to fit your constraints.</text:span></text:p>
          <text:p text:style-name="P76"><text:s/><text:span text:style-name="T29">FrameLayout</text:span><text:span text:style-name="T27"> is the simplest ViewGroup and does not arrange its children in any</text:span></text:p>
          <text:p text:style-name="P77"><text:span text:style-name="T27"><text:s/>particular manner. In this layout, child views will be arranged according to their </text:span><text:span text:style-name="T31">android:layout_gravity</text:span><text:span text:style-name="T27"> attributes.</text:span></text:p>
          <text:p text:style-name="P77"><text:span text:style-name="T28">You use a </text:span><text:span text:style-name="T30">LinearLayout</text:span><text:span text:style-name="T28"> when you want widgets arranged in a single column or row.</text:span></text:p>
        </text:list-item>
      </text:list>
      <text:p text:style-name="P8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avid CLM2" svg:font-family="'David CLM'"/>
    <style:font-face style:name="David CLM" svg:font-family="'David CL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1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avid CLM1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avid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2" style:font-family-complex="'David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avid CLM2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2" style:font-family-complex="'David CLM'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use-window-font-color="true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5T22:04:20.502533314</meta:creation-date>
    <dc:date>2018-09-11T21:09:41.418868974</dc:date>
    <meta:editing-duration>P4DT12H4M54S</meta:editing-duration>
    <meta:editing-cycles>48</meta:editing-cycles>
    <meta:generator>LibreOffice/6.0.4.2$Linux_X86_64 LibreOffice_project/9b0d9b32d5dcda91d2f1a96dc04c645c450872bf</meta:generator>
    <meta:document-statistic meta:table-count="0" meta:image-count="0" meta:object-count="0" meta:page-count="4" meta:paragraph-count="86" meta:word-count="1232" meta:character-count="7089" meta:non-whitespace-character-count="5977"/>
  </office:meta>
</office:document-meta>
</file>